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c1d2" officeooo:paragraph-rsid="0007c1d2"/>
    </style:style>
    <style:style style:name="P2" style:family="paragraph" style:parent-style-name="Standard">
      <style:text-properties fo:font-size="24pt" officeooo:rsid="0007c1d2" officeooo:paragraph-rsid="0007c1d2" style:font-size-asian="24pt" style:font-size-complex="24pt"/>
    </style:style>
    <style:style style:name="P3" style:family="paragraph" style:parent-style-name="Standard">
      <style:text-properties fo:font-size="18pt" officeooo:rsid="0007c1d2" officeooo:paragraph-rsid="0007c1d2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ithin S</text:p>
      <text:p text:style-name="P3">221IT085</text:p>
      <text:p text:style-name="P1"/>
      <text:p text:style-name="P2"><text:s text:c="19"/>IT301 Lab Assignment 3</text:p>
      <text:p text:style-name="P2"/>
      <text:p text:style-name="P2">Q1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4:57:09.766139993</meta:creation-date>
    <dc:date>2024-09-09T14:58:53.333666455</dc:date>
    <meta:editing-duration>PT1M44S</meta:editing-duration>
    <meta:editing-cycles>1</meta:editing-cycles>
    <meta:generator>LibreOffice/24.2.5.2$Linux_X86_64 LibreOffice_project/420$Build-2</meta:generator>
    <meta:document-statistic meta:table-count="0" meta:image-count="0" meta:object-count="0" meta:page-count="1" meta:paragraph-count="4" meta:word-count="8" meta:character-count="60" meta:non-whitespace-character-count="37"/>
  </office:meta>
</office:document-meta>
</file>